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4%" draw:textarea-horizontal-align="justify" draw:textarea-vertical-align="middle" draw:auto-grow-height="false" fo:min-height="8.64cm" fo:min-width="12.708cm"/>
    </style:style>
    <style:style style:name="gr2" style:family="graphic" style:parent-style-name="standard">
      <style:graphic-properties draw:fill-color="#ff0000" draw:opacity="100%" draw:textarea-horizontal-align="justify" draw:textarea-vertical-align="middle" draw:auto-grow-height="false" fo:min-height="1.995cm" fo:min-width="1.925cm"/>
    </style:style>
    <style:style style:name="gr3" style:family="graphic" style:parent-style-name="standard">
      <style:graphic-properties draw:textarea-horizontal-align="justify" draw:textarea-vertical-align="middle" draw:auto-grow-height="false" fo:min-height="1.188cm" fo:min-width="3.812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3.812cm"/>
    </style:style>
    <style:style style:name="gr5" style:family="graphic" style:parent-style-name="standard">
      <style:graphic-properties draw:fill-color="#ff0000" draw:opacity="99%" draw:textarea-horizontal-align="justify" draw:textarea-vertical-align="middle" draw:auto-grow-height="false" fo:min-height="1.995cm" fo:min-width="1.925cm"/>
    </style:style>
    <style:style style:name="gr6" style:family="graphic" style:parent-style-name="standard">
      <style:graphic-properties draw:textarea-horizontal-align="justify" draw:textarea-vertical-align="middle" draw:auto-grow-height="false" fo:min-height="2.802cm" fo:min-width="0.008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2.146cm"/>
    </style:style>
    <style:style style:name="gr9" style:family="graphic" style:parent-style-name="standard">
      <style:graphic-properties draw:stroke="none" svg:stroke-color="#000000" draw:fill="none" draw:fill-color="#ffffff" fo:min-height="2.605cm"/>
    </style:style>
    <style:style style:name="P1" style:family="paragraph">
      <loext:graphic-properties draw:opacity="44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 draw:opacity="100%"/>
      <style:paragraph-properties fo:text-align="center"/>
    </style:style>
    <style:style style:name="P4" style:family="paragraph">
      <loext:graphic-properties draw:fill-color="#ff0000" draw:opacity="99%"/>
      <style:paragraph-properties fo:text-align="center"/>
    </style:style>
    <style:style style:name="P5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7" style:family="paragraph">
      <style:paragraph-properties fo:text-align="end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8" style:family="paragraph">
      <loext:graphic-properties draw:fill="none" draw:fill-color="#ffffff"/>
      <style:paragraph-properties fo:text-align="end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8.89cm" svg:x="6.715cm" svg:y="11.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29cm" svg:height="3.175cm" svg:x="15.843cm" svg:y="14.208cm">
          <text:p text:style-name="P2"><text:line-break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096cm" svg:height="2.032cm" svg:x="12.914cm" svg:y="17.71cm">
          <text:p text:style-name="P2">Timing-Pattern<text:line-break/>Ringbuff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13.215cm" svg:y="11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12.216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11.116cm" svg:y="11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096cm" svg:height="2.032cm" svg:x="9.816cm" svg:y="11.612cm">
          <text:p text:style-name="P2">Processed Data<text:line-break/>Output Buff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7.215cm" svg:y="1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7.216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6.096cm" svg:height="2.032cm" svg:x="7.216cm" svg:y="1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096cm" svg:height="2.032cm" svg:x="7.216cm" svg:y="15.212cm">
          <text:p text:style-name="P2">Raw Data<text:line-break/>Ringbuff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429cm" svg:height="3.175cm" svg:x="15.043cm" svg:y="14.208cm">
          <text:p text:style-name="P2"><text:line-break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429cm" svg:height="3.175cm" svg:x="14.343cm" svg:y="14.208cm">
          <text:p text:style-name="P2">Processing<text:line-break/>Threa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016cm" svg:height="3.81cm" svg:x="15.54cm" svg:y="20.07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1.016cm" svg:height="3.81cm" svg:x="12.341cm" svg:y="7.37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4.318cm" svg:height="2.384cm" svg:x="13.505cm" svg:y="8.212cm">
          <draw:text-box>
            <text:p text:style-name="P5"><text:span text:style-name="T1">Data Sink API</text:span></text:p>
          </draw:text-box>
        </draw:frame>
        <draw:frame draw:style-name="gr7" draw:text-style-name="P8" draw:layer="layout" svg:width="4.318cm" svg:height="2.384cm" svg:x="11.305cm" svg:y="20.812cm">
          <draw:text-box>
            <text:p text:style-name="P7"><text:span text:style-name="T1">Timing</text:span><text:span text:style-name="T1"><text:line-break/></text:span><text:span text:style-name="T1"> API</text:span></text:p>
          </draw:text-box>
        </draw:frame>
        <draw:custom-shape draw:style-name="gr8" draw:text-style-name="P2" draw:layer="layout" svg:width="3.302cm" svg:height="1.016cm" svg:x="3.413cm" svg:y="15.7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8" draw:layer="layout" svg:width="3.291cm" svg:height="2.855cm" svg:x="3.032cm" svg:y="12.612cm">
          <draw:text-box>
            <text:p text:style-name="P7"><text:span text:style-name="T1">Data Source</text:span><text:span text:style-name="T1"><text:line-break/></text:span><text:span text:style-name="T1"> 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ll </meta:initial-creator>
    <meta:creation-date>2018-09-17T11:34:40.205407248</meta:creation-date>
    <dc:date>2018-09-17T11:43:44.734105244</dc:date>
    <dc:creator>Till </dc:creator>
    <meta:editing-duration>PT2M58S</meta:editing-duration>
    <meta:editing-cycles>2</meta:editing-cycles>
    <meta:generator>LibreOffice/5.1.6.2$Linux_X86_64 LibreOffice_project/10m0$Build-2</meta:generator>
    <meta:document-statistic meta:object-count="19"/>
  </office:meta>
</office:document-meta>
</file>